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/>
    </style:style>
    <style:style style:name="P2" style:family="paragraph" style:parent-style-name="Standard">
      <style:text-properties fo:font-size="20pt" officeooo:rsid="00035c70" officeooo:paragraph-rsid="00045e5a"/>
    </style:style>
    <style:style style:name="P3" style:family="paragraph" style:parent-style-name="Standard">
      <style:text-properties fo:font-size="20pt" officeooo:rsid="00035c70" officeooo:paragraph-rsid="000505da"/>
    </style:style>
    <style:style style:name="P4" style:family="paragraph" style:parent-style-name="Standard">
      <style:text-properties fo:font-size="20pt" officeooo:rsid="00020153" style:font-size-complex="20pt"/>
    </style:style>
    <style:style style:name="P5" style:family="paragraph" style:parent-style-name="Standard">
      <style:text-properties fo:font-size="20pt" officeooo:rsid="00020153" officeooo:paragraph-rsid="00020153" style:font-size-complex="20pt"/>
    </style:style>
    <style:style style:name="P6" style:family="paragraph" style:parent-style-name="Standard">
      <style:text-properties fo:font-size="20pt" officeooo:rsid="00035c70" officeooo:paragraph-rsid="00035c70" style:font-size-complex="20pt"/>
    </style:style>
    <style:style style:name="P7" style:family="paragraph" style:parent-style-name="Standard">
      <style:text-properties fo:font-size="20pt" officeooo:rsid="00045e5a" officeooo:paragraph-rsid="00045e5a" style:font-size-complex="20pt"/>
    </style:style>
    <style:style style:name="P8" style:family="paragraph" style:parent-style-name="Standard">
      <style:text-properties fo:font-size="20pt" officeooo:rsid="000505da" officeooo:paragraph-rsid="000505da" style:font-size-complex="20pt"/>
    </style:style>
    <style:style style:name="P9" style:family="paragraph" style:parent-style-name="Standard">
      <style:text-properties fo:font-size="20pt" officeooo:rsid="00063102" officeooo:paragraph-rsid="000505da" style:font-size-complex="20pt"/>
    </style:style>
    <style:style style:name="P10" style:family="paragraph" style:parent-style-name="Standard">
      <style:text-properties fo:font-size="20pt" officeooo:rsid="00063102" officeooo:paragraph-rsid="00063102" style:font-size-complex="20pt"/>
    </style:style>
    <style:style style:name="P11" style:family="paragraph" style:parent-style-name="Standard">
      <style:text-properties fo:font-size="20pt" officeooo:rsid="00063102" officeooo:paragraph-rsid="00063102" style:font-size-complex="20pt"/>
    </style:style>
    <style:style style:name="P12" style:family="paragraph" style:parent-style-name="Standard">
      <style:text-properties fo:font-size="20pt" officeooo:rsid="00063102" officeooo:paragraph-rsid="00063102"/>
    </style:style>
    <style:style style:name="P13" style:family="paragraph" style:parent-style-name="Standard">
      <style:text-properties fo:font-size="20pt" officeooo:rsid="00063102" officeooo:paragraph-rsid="000eba41"/>
    </style:style>
    <style:style style:name="P14" style:family="paragraph" style:parent-style-name="Standard">
      <style:text-properties fo:font-size="20pt" officeooo:rsid="001127be" officeooo:paragraph-rsid="001127be"/>
    </style:style>
    <style:style style:name="T1" style:family="text">
      <style:text-properties officeooo:rsid="00020153"/>
    </style:style>
    <style:style style:name="T2" style:family="text">
      <style:text-properties style:font-size-complex="20pt"/>
    </style:style>
    <style:style style:name="T3" style:family="text">
      <style:text-properties officeooo:rsid="00020153" style:font-size-complex="20pt"/>
    </style:style>
    <style:style style:name="T4" style:family="text">
      <style:text-properties officeooo:rsid="00045e5a" style:font-size-complex="20pt"/>
    </style:style>
    <style:style style:name="T5" style:family="text">
      <style:text-properties officeooo:rsid="000505da" style:font-size-complex="20pt"/>
    </style:style>
    <style:style style:name="T6" style:family="text">
      <style:text-properties officeooo:rsid="00063102" style:font-size-complex="20pt"/>
    </style:style>
    <style:style style:name="T7" style:family="text">
      <style:text-properties officeooo:rsid="000ceab5" style:font-size-complex="20pt"/>
    </style:style>
    <style:style style:name="T8" style:family="text">
      <style:text-properties officeooo:rsid="000d3926" style:font-size-complex="20pt"/>
    </style:style>
    <style:style style:name="T9" style:family="text">
      <style:text-properties officeooo:rsid="000eba41" style:font-size-complex="20pt"/>
    </style:style>
    <style:style style:name="T10" style:family="text">
      <style:text-properties officeooo:rsid="0010fa4f" style:font-size-complex="20pt"/>
    </style:style>
    <style:style style:name="T11" style:family="text">
      <style:text-properties officeooo:rsid="0009293c"/>
    </style:style>
    <style:style style:name="T12" style:family="text">
      <style:text-properties officeooo:rsid="000aa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০‌১.</text:span> <text:span text:style-name="T1">charAt()</text:span></text:p>
      <text:p text:style-name="P1"><text:span text:style-name="T2">এই দ্বারা কোন বাক্য থেকে এক </text:span><text:span text:style-name="T3">অক্ষর কোথায় আছে সেটা বের করা যায়।</text:span></text:p>
      <text:p text:style-name="P4"/>
      <text:p text:style-name="P5">০২. concat()</text:p>
      <text:p text:style-name="P5">এই মেথড দ্বারা যে কোন দুইটা শব্দকে জোড়া দেওয়া যায়</text:p>
      <text:p text:style-name="P5"/>
      <text:p text:style-name="P5">০৩. includes()</text:p>
      <text:p text:style-name="P5">এই মেথড দ্বারা এক বাক্যে উলেক্ষিত আছে কিনা জানা যায়</text:p>
      <text:p text:style-name="P5"/>
      <text:p text:style-name="P5">০৪. endsWith()</text:p>
      <text:p text:style-name="P5">এই মেথড দ্বারা কোন বাক্যের শেষের </text:p>
      <text:p text:style-name="P5"/>
      <text:p text:style-name="P6">০৫. indexOf()</text:p>
      <text:p text:style-name="P6">এই মেথড দ্বারা জানা যায় নিদৃস্ট শব্দটি বাক্যে কোথায় কত নাম্বর পজিসনে আছে।</text:p>
      <text:p text:style-name="P6"/>
      <text:p text:style-name="P2"><text:span text:style-name="T2">০৬. </text:span><text:span text:style-name="T4">lastIndexOf()</text:span></text:p>
      <text:p text:style-name="P7">এই মেথড দারা কোন প্যারাগ্রাফে যে কোন নিদৃস্ট একটি শব্দ সর্বশেষে কত নাম্বর পজিশনে আছে </text:p>
      <text:p text:style-name="P7"/>
      <text:p text:style-name="P8">০৭. <text:s/>replace()</text:p>
      <text:p text:style-name="P3"><text:span text:style-name="T5">এই মেথড দ্বারা কোন বাক্যে ব্যবহৃত নিদৃস্ট কোন</text:span><text:span text:style-name="T2"> শব্দ </text:span><text:span text:style-name="T6">অন্য শব্দ দ্বারা পরিবর্তন করে।</text:span></text:p>
      <text:p text:style-name="P9"/>
      <text:p text:style-name="P10">০৮. slice()</text:p>
      <text:p text:style-name="P10"><text:soft-page-break/>একটা বাক্য থেকে কোন অংশকে এ মেথডের মাধ্যমে কেটে নেওয়া হয়</text:p>
      <text:p text:style-name="P10">এ মেথডের মাথমে দুইটা n<text:span text:style-name="T12">umber</text:span> প্যারামিটার পাস করা হয় প্রথমটা হল কত নাম্বর ক্যারেক্টার থেকে শুরু হবে এবং শেষের সংখ্যাটা হল কত নাম্বর ক্যারেক্টার পর্য়ন্ত কাটা হবে।</text:p>
      <text:p text:style-name="P10">০৯. <text:span text:style-name="T11">split()</text:span></text:p>
      <text:p text:style-name="P12"><text:span text:style-name="T2">এই মেথড দ্বারা কোন একটা বাক্য থেকে প্রত্যেক শব্দ বা আক্ষর আলাদা আলাদা করে একটা অ্যারের মধ্যে জমা করে । </text:span></text:p>
      <text:p text:style-name="P12"><text:span text:style-name="T2">ক.কোন একটা নিদৃস্ট শব্দকে বাক্যের মধ্যে থেকে আলাদা করা যায়</text:span></text:p>
      <text:p text:style-name="P12"><text:span text:style-name="T2">খ.</text:span><text:span text:style-name="T7">split() মেথডের দুই প্যারেনথিছিছের মধ্যে কোটেশনের মধ্যে স্পেস দিলে বাক্যের শব্দ গুলো এ্যারে আকারে return করবে । আর স্পেস না দিলে অক্ষর গলো এ্যারে আকারে return করবে।</text:span></text:p>
      <text:p text:style-name="P12"><text:span text:style-name="T7">গ. আর যদি বাক্যের সাথে সাধারন ভাবে </text:span><text:span text:style-name="T8">split() মেথড কল করা হয় তবে সেটা বাক্যটিকে একটা এ্যারে আকারে রূপান্তর করে।</text:span></text:p>
      <text:p text:style-name="P12"><text:span text:style-name="T8"/></text:p>
      <text:p text:style-name="P12"><text:span text:style-name="T8">১০. </text:span><text:span text:style-name="T9">startsWith()</text:span></text:p>
      <text:p text:style-name="P13"><text:span text:style-name="T9">এই মেথড দ্বারা কোন বাক্যে আপনার নিদৃস্ট করা </text:span><text:span text:style-name="T10">অক্ষরটা / </text:span><text:span text:style-name="T9">শব্দটা কি শুরুতে আছে কিনা সেটা জানা যায়। এটা মুলত Boolean ভ্যাল return করে। হয়তো true নয়তো false</text:span></text:p>
      <text:p text:style-name="P13"><text:span text:style-name="T10">ক. </text:span><text:span text:style-name="T9">এ</text:span><text:span text:style-name="T10">র মাধ্যমে কত নাম্বর পজিশনের আপনার অক্ষরটা / শব্দটা আছে সেটা নিদৃস্ট করে দেওয়া যায়।</text:span></text:p>
      <text:p text:style-name="P14"><text:span text:style-name="T10">১</text:span><text:span text:style-name="T2">১. substr()</text:span></text:p>
      <text:p text:style-name="P14"><text:span text:style-name="T2">কোন শব্দ থেকে কোন নিদৃষ্ট অক্ষরকে আলাদা করার জন্য এই মেথড ব্যাবহার করা হয়।</text:span></text:p>
      <text:p text:style-name="P14"><text:soft-page-break/><text:span text:style-name="T2">ক.একটা শব্দ থেকে কত নাম্বর অক্ষর থেকে কত নাম্বর অক্ষর পর্যন্ত দেখতে চাচ্ছি সেটা নিদৃষ্ট করে দিতে হয় এই মেথডের প্যারেন থিসিসের ভিতরে।</text:span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5T08:41:04.246467104</dc:date>
    <meta:editing-duration>PT54M19S</meta:editing-duration>
    <meta:editing-cycles>9</meta:editing-cycles>
    <meta:document-statistic meta:table-count="0" meta:image-count="0" meta:object-count="0" meta:page-count="3" meta:paragraph-count="28" meta:word-count="299" meta:character-count="1149" meta:non-whitespace-character-count="874"/>
  </office:meta>
</office:document-meta>
</file>